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automatic-styles>
    <style:style style:name="표1" style:family="table">
      <style:table-properties style:width="17cm" style:rel-width="100%" fo:margin-left="0cm" fo:margin-top="0cm" fo:margin-bottom="0cm" table:align="left" style:writing-mode="lr-tb"/>
    </style:style>
    <style:style style:name="표1.A" style:family="table-column">
      <style:table-column-properties style:column-width="1.991cm" style:rel-column-width="7680*"/>
    </style:style>
    <style:style style:name="표1.B" style:family="table-column">
      <style:table-column-properties style:column-width="15.007cm" style:rel-column-width="57854*"/>
    </style:style>
    <style:style style:name="표1.1" style:family="table-row">
      <style:table-row-properties style:min-row-height="1.6cm" fo:keep-together="auto"/>
    </style:style>
    <style:style style:name="표1.A1" style:family="table-cell">
      <style:table-cell-properties style:vertical-align="middle" fo:padding-left="0.191cm" fo:padding-right="0.191cm" fo:padding-top="0cm" fo:padding-bottom="0.101cm" fo:border="0.5pt solid #000000"/>
    </style:style>
    <style:style style:name="표1.2" style:family="table-row">
      <style:table-row-properties style:min-row-height="0.801cm" fo:keep-together="auto"/>
    </style:style>
    <style:style style:name="표1.3" style:family="table-row">
      <style:table-row-properties style:min-row-height="0.566cm" fo:keep-together="auto"/>
    </style:style>
    <style:style style:name="표1.5" style:family="table-row">
      <style:table-row-properties style:min-row-height="7.952cm" fo:keep-together="auto"/>
    </style:style>
    <style:style style:name="표1.6" style:family="table-row">
      <style:table-row-properties style:min-row-height="9.234cm" fo:keep-together="auto"/>
    </style:style>
    <style:style style:name="P1" style:family="paragraph" style:parent-style-name="Standard">
      <style:paragraph-properties fo:text-align="center" style:justify-single-word="false">
        <style:tab-stops>
          <style:tab-stop style:position="8.599cm"/>
        </style:tab-stops>
      </style:paragraph-properties>
    </style:style>
    <style:style style:name="P2" style:family="paragraph" style:parent-style-name="Standard">
      <style:paragraph-properties style:line-height-at-least="0.706cm"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8.599cm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8.599cm"/>
        </style:tab-stops>
      </style:paragraph-properties>
    </style:style>
    <style:style style:name="P5" style:family="paragraph" style:parent-style-name="Standard">
      <style:paragraph-properties fo:margin-left="0cm" fo:margin-right="0cm" fo:text-align="center" style:justify-single-word="false" fo:text-indent="0.353cm" style:auto-text-indent="false">
        <style:tab-stops>
          <style:tab-stop style:position="8.599cm"/>
        </style:tab-stops>
      </style:paragraph-properties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List_20_Paragraph" style:list-style-name="WWNum20">
      <style:paragraph-properties fo:text-align="start" style:justify-single-word="false"/>
    </style:style>
    <style:style style:name="P8" style:family="paragraph" style:parent-style-name="List_20_Paragraph" style:list-style-name="WWNum21">
      <style:paragraph-properties fo:text-align="start" style:justify-single-word="false"/>
    </style:style>
    <style:style style:name="P9" style:family="paragraph" style:parent-style-name="Text_20_body">
      <style:paragraph-properties fo:line-height="0.282cm" fo:text-align="justify" style:justify-single-word="false"/>
    </style:style>
    <style:style style:name="P10" style:family="paragraph" style:parent-style-name="Text_20_body" style:master-page-name="First_20_Page">
      <style:paragraph-properties fo:line-height="0.282cm" fo:text-align="justify" style:justify-single-word="false" style:page-number="auto"/>
      <style:text-properties style:font-name="맑은 고딕" fo:font-size="10pt" style:font-name-asian="맑은 고딕1" style:font-size-asian="10pt" style:font-size-complex="10pt"/>
    </style:style>
    <style:style style:name="T1" style:family="text">
      <style:text-properties style:font-name="맑은 고딕" style:font-name-asian="맑은 고딕1"/>
    </style:style>
    <style:style style:name="T2" style:family="text">
      <style:text-properties style:font-name="맑은 고딕" officeooo:rsid="0009692a" style:font-name-asian="맑은 고딕1"/>
    </style:style>
    <style:style style:name="T3" style:family="text">
      <style:text-properties style:font-name="맑은 고딕" fo:font-weight="bold" style:font-name-asian="맑은 고딕1" style:font-weight-asian="bold"/>
    </style:style>
    <style:style style:name="T4" style:family="text">
      <style:text-properties fo:color="#000000" style:font-name="맑은 고딕" fo:background-color="#ffffff" loext:char-shading-value="0" style:font-name-asian="맑은 고딕1"/>
    </style:style>
    <style:style style:name="T5" style:family="text">
      <style:text-properties style:font-name="굴림" fo:font-size="14pt" fo:font-weight="bold" style:font-name-asian="굴림1" style:font-size-asian="14pt" style:font-weight-asian="bold" style:font-size-complex="14pt"/>
    </style:style>
    <style:style style:name="T6" style:family="text">
      <style:text-properties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"><text:span text:style-name="T1">교육 제목</text:span></text:p>
          </table:table-cell>
          <table:table-cell table:style-name="표1.A1" office:value-type="string">
            <text:p text:style-name="P2"><text:span text:style-name="T4">NLP</text:span></text:p>
          </table:table-cell>
        </table:table-row>
        <table:table-row table:style-name="표1.2">
          <table:table-cell table:style-name="표1.A1" office:value-type="string">
            <text:p text:style-name="P1"><text:span text:style-name="T1">교육 일시</text:span></text:p>
          </table:table-cell>
          <table:table-cell table:style-name="표1.A1" office:value-type="string">
            <text:p text:style-name="P3"><text:span text:style-name="T1">2022.01.</text:span><text:span text:style-name="T2">22</text:span><text:span text:style-name="T1">(</text:span><text:span text:style-name="T2">토</text:span><text:span text:style-name="T1">)</text:span></text:p>
          </table:table-cell>
        </table:table-row>
        <table:table-row table:style-name="표1.3">
          <table:table-cell table:style-name="표1.A1" office:value-type="string">
            <text:p text:style-name="P1"><text:span text:style-name="T1">교육 장소</text:span></text:p>
          </table:table-cell>
          <table:table-cell table:style-name="표1.A1" office:value-type="string">
            <text:p text:style-name="P4"><text:span text:style-name="T1">영우글로벌러닝</text:span></text:p>
          </table:table-cell>
        </table:table-row>
        <table:table-row table:style-name="표1.2">
          <table:table-cell table:style-name="표1.A1" table:number-columns-spanned="2" office:value-type="string">
            <text:p text:style-name="P5"><text:span text:style-name="T3">교육 내용</text:span></text:p>
          </table:table-cell>
          <table:covered-table-cell/>
        </table:table-row>
        <table:table-row table:style-name="표1.5">
          <table:table-cell table:style-name="표1.A1" office:value-type="string">
            <text:p text:style-name="P1"><text:span text:style-name="T1">오전</text:span></text:p>
          </table:table-cell>
          <table:table-cell table:style-name="표1.A1" office:value-type="string">
            <text:list xml:id="list418310909" text:style-name="WWNum20">
              <text:list-item>
                <text:p text:style-name="P7"><text:span text:style-name="T1">미니 프로젝트 이어서</text:span></text:p>
              </text:list-item>
            </text:list>
          </table:table-cell>
        </table:table-row>
        <table:table-row table:style-name="표1.6">
          <table:table-cell table:style-name="표1.A1" office:value-type="string">
            <text:p text:style-name="P1"><text:span text:style-name="T1">오후</text:span></text:p>
          </table:table-cell>
          <table:table-cell table:style-name="표1.A1" office:value-type="string">
            <text:list xml:id="list745870534" text:style-name="WWNum21">
              <text:list-item>
                <text:p text:style-name="P8"><text:span text:style-name="T1">미니 프로젝트 2</text:span></text:p>
              </text:list-item>
            </text:list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Times New Roman1" svg:font-family="'Times New Roman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false" style:font-name-asian="바탕체1" style:font-size-asian="10pt" style:language-asian="ko" style:country-asian="K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542cm" fo:text-align="start" style:justify-single-word="false"/>
      <style:text-properties fo:color="#000000" style:font-name="바탕" fo:font-family="바탕" style:font-family-generic="roman" style:font-pitch="variable" fo:font-size="9.5pt" style:letter-kerning="false" style:font-name-asian="바탕1" style:font-family-asian="바탕" style:font-family-generic-asian="system" style:font-pitch-asian="variable" style:font-size-asian="9.5pt" style:font-size-complex="9.5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next-style-name="Text_20_body" style:default-outline-level="" style:class="index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바탕글" style:family="paragraph" style:default-outline-level="">
      <style:paragraph-properties fo:line-height="108%" fo:text-align="justify" style:justify-single-word="false" fo:orphans="0" fo:widows="0" style:writing-mode="lr-tb"/>
      <style:text-properties fo:color="#000000" style:font-name="바탕체" fo:font-family="바탕체" style:font-family-generic="roman" style:font-pitch="variable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text-properties style:font-name="바탕체" fo:font-family="바탕체" style:font-family-generic="roman" style:font-pitch="variable"/>
    </style:style>
    <style:style style:name="대제목" style:family="paragraph" style:next-style-name="Text_20_body" style:default-outline-level="">
      <style:paragraph-properties style:line-height-at-least="0.811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7.5pt" style:font-name-asian="바탕1" style:font-family-asian="바탕" style:font-family-generic-asian="system" style:font-pitch-asian="variable" style:font-size-asian="17.5pt" style:font-size-complex="17.5pt"/>
    </style:style>
    <style:style style:name="중제목" style:family="paragraph" style:next-style-name="Text_20_body" style:default-outline-level="">
      <style:paragraph-properties style:line-height-at-least="0.6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3.5pt" style:font-name-asian="바탕1" style:font-family-asian="바탕" style:font-family-generic-asian="system" style:font-pitch-asian="variable" style:font-size-asian="13.5pt" style:font-size-complex="13.5pt"/>
    </style:style>
    <style:style style:name="소제목" style:family="paragraph" style:next-style-name="Text_20_body" style:default-outline-level="">
      <style:paragraph-properties style:line-height-at-least="0.60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1.5pt" style:font-name-asian="바탕1" style:font-family-asian="바탕" style:font-family-generic-asian="system" style:font-pitch-asian="variable" style:font-size-asian="11.5pt" style:font-size-complex="11.5pt"/>
    </style:style>
    <style:style style:name="하이퍼헤딩1" style:family="paragraph" style:next-style-name="Text_20_body" style:default-outline-level="">
      <style:paragraph-properties style:line-height-at-least="1.42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4.5pt" fo:font-weight="bold" style:font-name-asian="바탕1" style:font-family-asian="바탕" style:font-family-generic-asian="system" style:font-pitch-asian="variable" style:font-size-asian="34.5pt" style:font-weight-asian="bold" style:font-size-complex="34.5pt" style:font-weight-complex="bold"/>
    </style:style>
    <style:style style:name="하이퍼헤딩2" style:family="paragraph" style:next-style-name="Text_20_body" style:default-outline-level="">
      <style:paragraph-properties style:line-height-at-least="1.083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5pt" fo:font-weight="bold" style:font-name-asian="바탕1" style:font-family-asian="바탕" style:font-family-generic-asian="system" style:font-pitch-asian="variable" style:font-size-asian="25pt" style:font-weight-asian="bold" style:font-size-complex="25pt" style:font-weight-complex="bold"/>
    </style:style>
    <style:style style:name="하이퍼헤딩3" style:family="paragraph" style:next-style-name="Text_20_body" style:default-outline-level="">
      <style:paragraph-properties fo:margin-left="0.508cm" fo:margin-right="0cm" style:line-height-at-least="0.947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21pt" fo:font-style="italic" style:font-name-asian="바탕1" style:font-family-asian="바탕" style:font-family-generic-asian="system" style:font-pitch-asian="variable" style:font-size-asian="21pt" style:font-style-asian="italic" style:font-size-complex="21pt" style:font-style-complex="italic"/>
    </style:style>
    <style:style style:name="하이퍼헤딩4" style:family="paragraph" style:next-style-name="Text_20_body" style:default-outline-level="">
      <style:paragraph-properties fo:margin-left="1.016cm" fo:margin-right="0cm" style:line-height-at-least="0.811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7.5pt" fo:font-weight="bold" style:font-name-asian="바탕1" style:font-family-asian="바탕" style:font-family-generic-asian="system" style:font-pitch-asian="variable" style:font-size-asian="17.5pt" style:font-weight-asian="bold" style:font-size-complex="17.5pt" style:font-weight-complex="bold"/>
    </style:style>
    <style:style style:name="하이퍼헤딩5" style:family="paragraph" style:next-style-name="Text_20_body" style:default-outline-level="">
      <style:paragraph-properties fo:margin-left="1.016cm" fo:margin-right="0cm" style:line-height-at-least="0.676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3.5pt" fo:font-style="italic" style:font-name-asian="바탕1" style:font-family-asian="바탕" style:font-family-generic-asian="system" style:font-pitch-asian="variable" style:font-size-asian="13.5pt" style:font-style-asian="italic" style:font-size-complex="13.5pt" style:font-style-complex="italic"/>
    </style:style>
    <style:style style:name="하이퍼헤딩6" style:family="paragraph" style:next-style-name="Text_20_body" style:default-outline-level="">
      <style:paragraph-properties fo:margin-left="1.524cm" fo:margin-right="0cm" style:line-height-at-least="0.609cm" fo:text-align="start" style:justify-single-word="false" fo:orphans="0" fo:widows="0" fo:text-indent="0cm" style:auto-text-indent="false" style:writing-mode="lr-tb"/>
      <style:text-properties fo:color="#000000" style:font-name="바탕" fo:font-family="바탕" style:font-family-generic="roman" style:font-pitch="variable" fo:font-size="11.5pt" fo:font-weight="bold" style:font-name-asian="바탕1" style:font-family-asian="바탕" style:font-family-generic-asian="system" style:font-pitch-asian="variable" style:font-size-asian="11.5pt" style:font-weight-asian="bold" style:font-size-complex="11.5pt" style:font-weight-complex="bold"/>
    </style:style>
    <style:style style:name="왼쪽머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머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머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왼쪽꼬리말" style:family="paragraph" style:next-style-name="Text_20_body" style:default-outline-level="">
      <style:paragraph-properties style:line-height-at-least="0.542cm" fo:text-align="start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가운데꼬리말" style:family="paragraph" style:next-style-name="Text_20_body" style:default-outline-level="">
      <style:paragraph-properties style:line-height-at-least="0.542cm" fo:text-align="center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오른쪽꼬리말" style:family="paragraph" style:next-style-name="Text_20_body" style:default-outline-level="">
      <style:paragraph-properties style:line-height-at-least="0.542cm" fo:text-align="end" style:justify-single-word="false" fo:orphans="0" fo:widows="0" style:writing-mode="lr-tb"/>
      <style:text-properties fo:color="#000000" style:font-name="바탕체" fo:font-family="바탕체" style:font-family-generic="roman" style:font-pitch="variable" fo:font-size="9.5pt" style:font-size-asian="9.5pt" style:font-size-complex="9.5pt"/>
    </style:style>
    <style:style style:name="목차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6.3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7.40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8.46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틀목차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Foot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Endnote" style:family="paragraph" style:next-style-name="Text_20_body" style:default-outline-level="" style:class="extra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머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꼬리말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하이퍼헤딩11" style:family="paragraph" style:next-style-name="Text_20_body" style:default-outline-level="">
      <style:paragraph-properties style:line-height-at-least="1.482cm" fo:text-align="center" style:justify-single-word="false" fo:orphans="0" fo:widows="0" style:writing-mode="lr-tb"/>
      <style:text-properties fo:color="#000000" style:font-name="바탕" fo:font-family="바탕" style:font-family-generic="roman" style:font-pitch="variable" fo:font-size="36pt" fo:font-weight="bold" style:font-name-asian="바탕1" style:font-family-asian="바탕" style:font-family-generic-asian="system" style:font-pitch-asian="variable" style:font-size-asian="36pt" style:font-weight-asian="bold" style:font-size-complex="36pt" style:font-weight-complex="bold"/>
    </style:style>
    <style:style style:name="하이퍼헤딩21" style:family="paragraph" style:next-style-name="Text_20_body" style:default-outline-level="">
      <style:paragraph-properties style:line-height-at-least="1.129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26pt" fo:font-weight="bold" style:font-name-asian="바탕1" style:font-family-asian="바탕" style:font-family-generic-asian="system" style:font-pitch-asian="variable" style:font-size-asian="26pt" style:font-weight-asian="bold" style:font-size-complex="26pt" style:font-weight-complex="bold"/>
    </style:style>
    <style:style style:name="하이퍼헤딩31" style:family="paragraph" style:next-style-name="Text_20_body" style:default-outline-level="">
      <style:paragraph-properties fo:margin-left="0cm" fo:margin-right="0cm" style:line-height-at-least="0.988cm" fo:text-align="start" style:justify-single-word="false" fo:orphans="0" fo:widows="0" fo:text-indent="0.176cm" style:auto-text-indent="false" style:writing-mode="lr-tb"/>
      <style:text-properties fo:color="#000000" style:font-name="바탕" fo:font-family="바탕" style:font-family-generic="roman" style:font-pitch="variable" fo:font-size="22pt" fo:font-style="italic" style:font-name-asian="바탕1" style:font-family-asian="바탕" style:font-family-generic-asian="system" style:font-pitch-asian="variable" style:font-size-asian="22pt" style:font-style-asian="italic" style:font-size-complex="22pt" style:font-style-complex="italic"/>
    </style:style>
    <style:style style:name="하이퍼헤딩41" style:family="paragraph" style:next-style-name="Text_20_body" style:default-outline-level="">
      <style:paragraph-properties fo:margin-left="0cm" fo:margin-right="0cm" style:line-height-at-least="0.776cm" fo:text-align="start" style:justify-single-word="false" fo:orphans="0" fo:widows="0" fo:text-indent="0.353cm" style:auto-text-indent="false" style:writing-mode="lr-tb"/>
      <style:text-properties fo:color="#000000" style:font-name="바탕" fo:font-family="바탕" style:font-family-generic="roman" style:font-pitch="variable" fo:font-size="16pt" fo:font-weight="bold" style:font-name-asian="바탕1" style:font-family-asian="바탕" style:font-family-generic-asian="system" style:font-pitch-asian="variable" style:font-size-asian="16pt" style:font-weight-asian="bold" style:font-size-complex="16pt" style:font-weight-complex="bold"/>
    </style:style>
    <style:style style:name="하이퍼헤딩51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fo:font-style="italic" style:font-name-asian="바탕1" style:font-family-asian="바탕" style:font-family-generic-asian="system" style:font-pitch-asian="variable" style:font-size-asian="14pt" style:font-style-asian="italic" style:font-size-complex="14pt" style:font-style-complex="italic"/>
    </style:style>
    <style:style style:name="하이퍼헤딩61" style:family="paragraph" style:next-style-name="Text_20_body" style:default-outline-level="">
      <style:paragraph-properties style:line-height-at-least="0.635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size-complex="12pt" style:font-weight-complex="bold"/>
    </style:style>
    <style:style style:name="제목1" style:family="paragraph" style:next-style-name="Text_20_body" style:default-outline-level="">
      <style:paragraph-properties style:line-height-at-least="0.77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6pt" style:font-name-asian="바탕1" style:font-family-asian="바탕" style:font-family-generic-asian="system" style:font-pitch-asian="variable" style:font-size-asian="16pt" style:font-size-complex="16pt"/>
    </style:style>
    <style:style style:name="제목2" style:family="paragraph" style:next-style-name="Text_20_body" style:default-outline-level="">
      <style:paragraph-properties style:line-height-at-least="0.706cm" fo:text-align="start" style:justify-single-word="false" fo:orphans="0" fo:widows="0" style:writing-mode="lr-tb"/>
      <style:text-properties fo:color="#000000" style:font-name="바탕" fo:font-family="바탕" style:font-family-generic="roman" style:font-pitch="variable" fo:font-size="14pt" style:font-name-asian="바탕1" style:font-family-asian="바탕" style:font-family-generic-asian="system" style:font-pitch-asian="variable" style:font-size-asian="14pt" style:font-size-complex="14pt"/>
    </style:style>
    <style:style style:name="제목3" style:family="paragraph" style:next-style-name="Text_20_body" style:default-outline-level="">
      <style:paragraph-properties fo:margin-left="0cm" fo:margin-right="0cm" style:line-height-at-least="0.635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fo:font-size="12pt" style:font-name-asian="바탕1" style:font-family-asian="바탕" style:font-family-generic-asian="system" style:font-pitch-asian="variable" style:font-size-asian="12pt" style:font-size-complex="12pt"/>
    </style:style>
    <style:style style:name="제목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7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8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제목9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1" style:family="paragraph" style:next-style-name="Text_20_body" style:default-outline-level="">
      <style:paragraph-properties style:line-height-at-least="0.564cm" fo:text-align="start" style:justify-single-word="false" fo:orphans="0" fo:widows="0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2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1.058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3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2.117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4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3.175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5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4.233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목차6" style:family="paragraph" style:next-style-name="Text_20_body" style:default-outline-level="">
      <style:paragraph-properties fo:margin-left="0cm" fo:margin-right="0cm" style:line-height-at-least="0.564cm" fo:text-align="start" style:justify-single-word="false" fo:orphans="0" fo:widows="0" fo:text-indent="5.292cm" style:auto-text-indent="false" style:writing-mode="lr-tb"/>
      <style:text-properties fo:color="#000000" style:font-name="바탕" fo:font-family="바탕" style:font-family-generic="roman" style:font-pitch="variable" style:font-name-asian="바탕1" style:font-family-asian="바탕" style:font-family-generic-asian="system" style:font-pitch-asian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굴림" fo:font-family="굴림" style:font-family-generic="roman" style:font-pitch="variable" fo:font-size="12pt" style:letter-kerning="false" style:font-name-asian="굴림1" style:font-family-asian="굴림" style:font-family-generic-asian="system" style:font-pitch-asian="variable" style:font-size-asian="12pt" style:font-name-complex="굴림1" style:font-family-complex="굴림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411cm" fo:margin-right="0cm" fo:margin-top="0cm" fo:margin-bottom="0.353cm" loext:contextual-spacing="false" fo:line-height="115%" fo:text-indent="0cm" style:auto-text-indent="false"/>
      <style:text-properties style:font-name="맑은 고딕" fo:font-family="'맑은 고딕'" style:font-family-generic="roman" style:font-pitch="variable" style:font-name-asian="맑은 고딕1" style:font-family-asian="'맑은 고딕'" style:font-family-generic-asian="system" style:font-pitch-asian="variable" style:font-name-complex="F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letter-kerning="true" style:font-name-asian="맑은 고딕1" style:font-family-asian="'맑은 고딕'" style:font-family-generic-asian="system" style:font-pitch-asian="variable" style:font-size-asian="9pt" style:font-name-complex="F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7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3.4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1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8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5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2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98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6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2.63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7.19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8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1.7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9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6.3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9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3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09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4.7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5.5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20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6.9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32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3.3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6.4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9.10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2.34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4.95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8.20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0.81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24.0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7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5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5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3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07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78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3.8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5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5.28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9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8.1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8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9.5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61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95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29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2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8.6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0.58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11.92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13.8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2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02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7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5.4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6.84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7.5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8.9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4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2.8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06cm" fo:margin-left="3.52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4.9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06cm" fo:margin-left="5.6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06cm" fo:margin-left="6.3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06cm" fo:margin-left="7.0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굴림" fo:font-size="14pt" fo:font-weight="bold" style:font-name-asian="굴림1" style:font-size-asian="14pt" style:font-weight-asian="bold" style:font-size-complex="14pt"/>
    </style:style>
    <style:page-layout style:name="Mpm1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1.501cm" fo:margin-left="2cm" fo:margin-right="2cm" style:writing-mode="lr-tb" style:layout-grid-color="#c0c0c0" style:layout-grid-lines="52" style:layout-grid-base-height="0.47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span text:style-name="MT1">교 육 일 지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+----------------------------------------------------------------------------------------+</dc:title>
    <meta:initial-creator>R&amp;D Center</meta:initial-creator>
    <meta:editing-cycles>3</meta:editing-cycles>
    <meta:print-date>2013-04-03T01:01:00</meta:print-date>
    <meta:creation-date>2022-01-22T02:10:00</meta:creation-date>
    <dc:date>2022-01-23T12:37:30.361000000</dc:date>
    <meta:editing-duration>PT1M45S</meta:editing-duration>
    <meta:generator>Neat_Office/6.2.8.2$Windows_x86 LibreOffice_project/</meta:generator>
    <meta:document-statistic meta:table-count="1" meta:image-count="0" meta:object-count="0" meta:page-count="1" meta:paragraph-count="12" meta:word-count="53" meta:character-count="79" meta:non-whitespace-character-count="67"/>
    <meta:user-defined meta:name="AppVersion">16.0000</meta:user-defined>
    <meta:user-defined meta:name="Company">Korea United Pharm.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